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4"/>
          <table:table-cell office:value-type="float" office:value="3727">
            <text:p>3727</text:p>
          </table:table-cell>
          <table:table-cell office:value-type="string">
            <text:p>Фильтр Робертса</text:p>
          </table:table-cell>
          <table:table-cell office:value-type="string">
            <text:p>Фильтр Собеля</text:p>
          </table:table-cell>
          <table:table-cell/>
          <table:table-cell>
            <draw:frame table:end-cell-address="Лист1.N22" table:end-x="1.339cm" table:end-y="0.034cm" draw:z-index="0" draw:style-name="gr1" svg:width="12.528cm" svg:height="8.534cm" svg:x="0.101cm" svg:y="0.1cm">
              <draw:object draw:notify-on-update-of-ranges="Лист1.B4:Лист1.B18 Лист1.F3:Лист1.F3 Лист1.F4:Лист1.F18 Лист1.G3:Лист1.G3 Лист1.G4:Лист1.G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6073">
            <text:p>16073</text:p>
          </table:table-cell>
          <table:table-cell office:value-type="float" office:value="26291">
            <text:p>26291</text:p>
          </table:table-cell>
          <table:table-cell office:value-type="float" office:value="3727">
            <text:p>3727</text:p>
          </table:table-cell>
          <table:table-cell table:formula="of:=[.C4]/[.E3]" office:value-type="float" office:value="4.31258384759861">
            <text:p>4,31</text:p>
          </table:table-cell>
          <table:table-cell table:formula="of:=[.D4]/[.E3]" office:value-type="float" office:value="7.05419908773813">
            <text:p>7,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6679">
            <text:p>16679</text:p>
          </table:table-cell>
          <table:table-cell office:value-type="float" office:value="27045">
            <text:p>27045</text:p>
          </table:table-cell>
          <table:table-cell office:value-type="float" office:value="3727">
            <text:p>3727</text:p>
          </table:table-cell>
          <table:table-cell table:formula="of:=[.C5]/[.E4]" office:value-type="float" office:value="4.47518111081299">
            <text:p>4,48</text:p>
          </table:table-cell>
          <table:table-cell table:formula="of:=[.D5]/[.E4]" office:value-type="float" office:value="7.25650657365173">
            <text:p>7,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17180">
            <text:p>17180</text:p>
          </table:table-cell>
          <table:table-cell office:value-type="float" office:value="27651">
            <text:p>27651</text:p>
          </table:table-cell>
          <table:table-cell office:value-type="float" office:value="3727">
            <text:p>3727</text:p>
          </table:table-cell>
          <table:table-cell table:formula="of:=[.C6]/[.E5]" office:value-type="float" office:value="4.60960558089616">
            <text:p>4,61</text:p>
          </table:table-cell>
          <table:table-cell table:formula="of:=[.D6]/[.E5]" office:value-type="float" office:value="7.41910383686611">
            <text:p>7,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17602">
            <text:p>17602</text:p>
          </table:table-cell>
          <table:table-cell office:value-type="float" office:value="28571">
            <text:p>28571</text:p>
          </table:table-cell>
          <table:table-cell office:value-type="float" office:value="3727">
            <text:p>3727</text:p>
          </table:table-cell>
          <table:table-cell table:formula="of:=[.C7]/[.E6]" office:value-type="float" office:value="4.72283337805205">
            <text:p>4,72</text:p>
          </table:table-cell>
          <table:table-cell table:formula="of:=[.D7]/[.E6]" office:value-type="float" office:value="7.66595116715857">
            <text:p>7,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17829">
            <text:p>17829</text:p>
          </table:table-cell>
          <table:table-cell office:value-type="float" office:value="29151">
            <text:p>29151</text:p>
          </table:table-cell>
          <table:table-cell office:value-type="float" office:value="3727">
            <text:p>3727</text:p>
          </table:table-cell>
          <table:table-cell table:formula="of:=[.C8]/[.E7]" office:value-type="float" office:value="4.78374027367856">
            <text:p>4,78</text:p>
          </table:table-cell>
          <table:table-cell table:formula="of:=[.D8]/[.E7]" office:value-type="float" office:value="7.82157231016904">
            <text:p>7,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17940">
            <text:p>17940</text:p>
          </table:table-cell>
          <table:table-cell office:value-type="float" office:value="29491">
            <text:p>29491</text:p>
          </table:table-cell>
          <table:table-cell office:value-type="float" office:value="3727">
            <text:p>3727</text:p>
          </table:table-cell>
          <table:table-cell table:formula="of:=[.C9]/[.E8]" office:value-type="float" office:value="4.81352294070298">
            <text:p>4,81</text:p>
          </table:table-cell>
          <table:table-cell table:formula="of:=[.D9]/[.E8]" office:value-type="float" office:value="7.91279849745103">
            <text:p>7,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16811">
            <text:p>16811</text:p>
          </table:table-cell>
          <table:table-cell office:value-type="float" office:value="27841">
            <text:p>27841</text:p>
          </table:table-cell>
          <table:table-cell office:value-type="float" office:value="3727">
            <text:p>3727</text:p>
          </table:table-cell>
          <table:table-cell table:formula="of:=[.C10]/[.E9]" office:value-type="float" office:value="4.51059833646364">
            <text:p>4,51</text:p>
          </table:table-cell>
          <table:table-cell table:formula="of:=[.D10]/[.E9]" office:value-type="float" office:value="7.47008317681782">
            <text:p>7,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16340">
            <text:p>16340</text:p>
          </table:table-cell>
          <table:table-cell office:value-type="float" office:value="27148">
            <text:p>27148</text:p>
          </table:table-cell>
          <table:table-cell office:value-type="float" office:value="3727">
            <text:p>3727</text:p>
          </table:table-cell>
          <table:table-cell table:formula="of:=[.C11]/[.E10]" office:value-type="float" office:value="4.38422323584653">
            <text:p>4,38</text:p>
          </table:table-cell>
          <table:table-cell table:formula="of:=[.D11]/[.E10]" office:value-type="float" office:value="7.28414274215186">
            <text:p>7,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16059">
            <text:p>16059</text:p>
          </table:table-cell>
          <table:table-cell office:value-type="float" office:value="26791">
            <text:p>26791</text:p>
          </table:table-cell>
          <table:table-cell office:value-type="float" office:value="3727">
            <text:p>3727</text:p>
          </table:table-cell>
          <table:table-cell table:formula="of:=[.C12]/[.E11]" office:value-type="float" office:value="4.30882747518111">
            <text:p>4,31</text:p>
          </table:table-cell>
          <table:table-cell table:formula="of:=[.D12]/[.E11]" office:value-type="float" office:value="7.18835524550577">
            <text:p>7,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15865">
            <text:p>15865</text:p>
          </table:table-cell>
          <table:table-cell office:value-type="float" office:value="26342">
            <text:p>26342</text:p>
          </table:table-cell>
          <table:table-cell office:value-type="float" office:value="3727">
            <text:p>3727</text:p>
          </table:table-cell>
          <table:table-cell table:formula="of:=[.C13]/[.E12]" office:value-type="float" office:value="4.25677488596727">
            <text:p>4,26</text:p>
          </table:table-cell>
          <table:table-cell table:formula="of:=[.D13]/[.E12]" office:value-type="float" office:value="7.06788301583043">
            <text:p>7,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15718">
            <text:p>15718</text:p>
          </table:table-cell>
          <table:table-cell office:value-type="float" office:value="26082">
            <text:p>26082</text:p>
          </table:table-cell>
          <table:table-cell office:value-type="float" office:value="3727">
            <text:p>3727</text:p>
          </table:table-cell>
          <table:table-cell table:formula="of:=[.C14]/[.E13]" office:value-type="float" office:value="4.21733297558358">
            <text:p>4,22</text:p>
          </table:table-cell>
          <table:table-cell table:formula="of:=[.D14]/[.E13]" office:value-type="float" office:value="6.99812181379125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16158">
            <text:p>16158</text:p>
          </table:table-cell>
          <table:table-cell office:value-type="float" office:value="26655">
            <text:p>26655</text:p>
          </table:table-cell>
          <table:table-cell office:value-type="float" office:value="3727">
            <text:p>3727</text:p>
          </table:table-cell>
          <table:table-cell table:formula="of:=[.C15]/[.E14]" office:value-type="float" office:value="4.3353903944191">
            <text:p>4,34</text:p>
          </table:table-cell>
          <table:table-cell table:formula="of:=[.D15]/[.E14]" office:value-type="float" office:value="7.15186477059297">
            <text:p>7,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17216">
            <text:p>17216</text:p>
          </table:table-cell>
          <table:table-cell office:value-type="float" office:value="28349">
            <text:p>28349</text:p>
          </table:table-cell>
          <table:table-cell office:value-type="float" office:value="3727">
            <text:p>3727</text:p>
          </table:table-cell>
          <table:table-cell table:formula="of:=[.C16]/[.E15]" office:value-type="float" office:value="4.61926482425543">
            <text:p>4,62</text:p>
          </table:table-cell>
          <table:table-cell table:formula="of:=[.D16]/[.E15]" office:value-type="float" office:value="7.60638583310974">
            <text:p>7,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19303">
            <text:p>19303</text:p>
          </table:table-cell>
          <table:table-cell office:value-type="float" office:value="31388">
            <text:p>31388</text:p>
          </table:table-cell>
          <table:table-cell office:value-type="float" office:value="3727">
            <text:p>3727</text:p>
          </table:table-cell>
          <table:table-cell table:formula="of:=[.C17]/[.E16]" office:value-type="float" office:value="5.17923262677757">
            <text:p>5,18</text:p>
          </table:table-cell>
          <table:table-cell table:formula="of:=[.D17]/[.E16]" office:value-type="float" office:value="8.42178696002147">
            <text:p>8,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20683">
            <text:p>20683</text:p>
          </table:table-cell>
          <table:table-cell office:value-type="float" office:value="33389">
            <text:p>33389</text:p>
          </table:table-cell>
          <table:table-cell/>
          <table:table-cell table:formula="of:=[.C18]/[.E17]" office:value-type="float" office:value="5.54950362221626">
            <text:p>5,55</text:p>
          </table:table-cell>
          <table:table-cell table:formula="of:=[.D18]/[.E17]" office:value-type="float" office:value="8.95867990340757">
            <text:p>8,96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.06.2010</text:date>, <text:time>12:07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ladimir Rutsky</meta:initial-creator>
    <meta:creation-date>2010-06-04T11:31:30.59</meta:creation-date>
    <dc:date>2010-06-04T12:07:11.22</dc:date>
    <dc:creator>Vladimir Rutsky</dc:creator>
    <meta:editing-duration>PT00H35M38S</meta:editing-duration>
    <meta:editing-cycles>6</meta:editing-cycles>
    <meta:generator>OpenOffice.org/3.1$Win32 OpenOffice.org_project/310m19$Build-9420</meta:generator>
    <meta:document-statistic meta:table-count="3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529cm" svg:height="8.535cm" chart:class="chart:line" chart:column-mapping="0" chart:style-name="ch1">
        <chart:legend chart:legend-position="end" svg:x="9.274cm" svg:y="3.746cm" chart:style-name="ch2"/>
        <chart:plot-area chart:style-name="ch3" table:cell-range-address="Лист1.B4:Лист1.B18 Лист1.F3:Лист1.G18" chart:data-source-has-labels="both" svg:x="0.25cm" svg:y="0.17cm" svg:width="8.775cm" svg:height="8.056cm">
          <chart:axis chart:dimension="x" chart:name="primary-x" chart:style-name="ch4">
            <chart:title svg:x="3.155cm" svg:y="7.798cm" chart:style-name="ch5">
              <text:p>Граница (threshold)</text:p>
            </chart:title>
            <chart:categories table:cell-range-address="Лист1.B4:Лист1.B1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Лист1.F4:Лист1.F18" chart:label-cell-address="Лист1.F3:Лист1.F3" chart:class="chart:line">
            <chart:data-point chart:repeated="15"/>
          </chart:series>
          <chart:series chart:style-name="ch8" chart:values-cell-range-address="Лист1.G4:Лист1.G18" chart:label-cell-address="Лист1.G3:Лист1.G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F3:Лист1.F3">Фильтр Робертса</text:p>
              </table:table-cell>
              <table:table-cell office:value-type="string">
                <text:p text:id="Лист1.G3:Лист1.G3">Фильтр Собеля</text:p>
              </table:table-cell>
            </table:table-row>
          </table:table-header-rows>
          <table:table-rows>
            <table:table-row>
              <table:table-cell office:value-type="string">
                <text:p text:id="Лист1.B4:Лист1.B18">62</text:p>
              </table:table-cell>
              <table:table-cell office:value-type="float" office:value="4.31258384759861">
                <text:p text:id="Лист1.F4:Лист1.F18">4.31258384759861</text:p>
              </table:table-cell>
              <table:table-cell office:value-type="float" office:value="7.05419908773813">
                <text:p text:id="Лист1.G4:Лист1.G18">7.05419908773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7518111081299">
                <text:p>4.47518111081299</text:p>
              </table:table-cell>
              <table:table-cell office:value-type="float" office:value="7.25650657365173">
                <text:p>7.256506573651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60960558089616">
                <text:p>4.60960558089616</text:p>
              </table:table-cell>
              <table:table-cell office:value-type="float" office:value="7.41910383686611">
                <text:p>7.41910383686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72283337805205">
                <text:p>4.72283337805205</text:p>
              </table:table-cell>
              <table:table-cell office:value-type="float" office:value="7.66595116715857">
                <text:p>7.66595116715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78374027367856">
                <text:p>4.78374027367856</text:p>
              </table:table-cell>
              <table:table-cell office:value-type="float" office:value="7.82157231016904">
                <text:p>7.821572310169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81352294070298">
                <text:p>4.81352294070298</text:p>
              </table:table-cell>
              <table:table-cell office:value-type="float" office:value="7.91279849745103">
                <text:p>7.912798497451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51059833646364">
                <text:p>4.51059833646364</text:p>
              </table:table-cell>
              <table:table-cell office:value-type="float" office:value="7.47008317681782">
                <text:p>7.470083176817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8422323584653">
                <text:p>4.38422323584653</text:p>
              </table:table-cell>
              <table:table-cell office:value-type="float" office:value="7.28414274215186">
                <text:p>7.28414274215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30882747518111">
                <text:p>4.30882747518111</text:p>
              </table:table-cell>
              <table:table-cell office:value-type="float" office:value="7.18835524550577">
                <text:p>7.188355245505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25677488596727">
                <text:p>4.25677488596727</text:p>
              </table:table-cell>
              <table:table-cell office:value-type="float" office:value="7.06788301583043">
                <text:p>7.06788301583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1733297558358">
                <text:p>4.21733297558358</text:p>
              </table:table-cell>
              <table:table-cell office:value-type="float" office:value="6.99812181379125">
                <text:p>6.99812181379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353903944191">
                <text:p>4.3353903944191</text:p>
              </table:table-cell>
              <table:table-cell office:value-type="float" office:value="7.15186477059297">
                <text:p>7.151864770592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61926482425543">
                <text:p>4.61926482425543</text:p>
              </table:table-cell>
              <table:table-cell office:value-type="float" office:value="7.60638583310974">
                <text:p>7.606385833109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17923262677757">
                <text:p>5.17923262677757</text:p>
              </table:table-cell>
              <table:table-cell office:value-type="float" office:value="8.42178696002147">
                <text:p>8.421786960021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54950362221626">
                <text:p>5.54950362221626</text:p>
              </table:table-cell>
              <table:table-cell office:value-type="float" office:value="8.95867990340757">
                <text:p>8.95867990340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